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days female</text:p>
          </table:table-cell>
          <table:table-cell office:value-type="string">
            <text:p>&amp;</text:p>
          </table:table-cell>
          <table:table-cell office:value-type="string">
            <text:p>days male</text:p>
          </table:table-cell>
          <table:table-cell office:value-type="string">
            <text:p>&amp;</text:p>
          </table:table-cell>
          <table:table-cell office:value-type="string">
            <text:p>days children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2">
          <table:table-cell office:value-type="string">
            <text:p>ols</text:p>
          </table:table-cell>
          <table:table-cell office:value-type="string">
            <text:p>&amp;</text:p>
          </table:table-cell>
          <table:table-cell office:value-type="string">
            <text:p>5.403**</text:p>
          </table:table-cell>
          <table:table-cell office:value-type="string">
            <text:p>&amp;</text:p>
          </table:table-cell>
          <table:table-cell office:value-type="string">
            <text:p>1.625**</text:p>
          </table:table-cell>
          <table:table-cell office:value-type="string">
            <text:p>&amp;</text:p>
          </table:table-cell>
          <table:table-cell office:value-type="string">
            <text:p>3.389**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578)</text:p>
          </table:table-cell>
          <table:table-cell office:value-type="string">
            <text:p>&amp;</text:p>
          </table:table-cell>
          <table:table-cell table:style-name="ce1" office:value-type="string">
            <text:p>(0.350)</text:p>
          </table:table-cell>
          <table:table-cell office:value-type="string">
            <text:p>&amp;</text:p>
          </table:table-cell>
          <table:table-cell table:style-name="ce1" office:value-type="string">
            <text:p>(0.314)</text:p>
          </table:table-cell>
          <table:table-cell office:value-type="string">
            <text:p>\\</text:p>
          </table:table-cell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>
            <text:p>fist=girl</text:p>
          </table:table-cell>
          <table:table-cell office:value-type="string">
            <text:p>&amp;</text:p>
          </table:table-cell>
          <table:table-cell office:value-type="string">
            <text:p>3.629**</text:p>
          </table:table-cell>
          <table:table-cell office:value-type="string">
            <text:p>&amp;</text:p>
          </table:table-cell>
          <table:table-cell office:value-type="string">
            <text:p>1.384**</text:p>
          </table:table-cell>
          <table:table-cell office:value-type="string">
            <text:p>&amp;</text:p>
          </table:table-cell>
          <table:table-cell office:value-type="string">
            <text:p>5.662**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773)</text:p>
          </table:table-cell>
          <table:table-cell office:value-type="string">
            <text:p>&amp;</text:p>
          </table:table-cell>
          <table:table-cell table:style-name="ce1" office:value-type="string">
            <text:p>(0.466)</text:p>
          </table:table-cell>
          <table:table-cell office:value-type="string">
            <text:p>&amp;</text:p>
          </table:table-cell>
          <table:table-cell table:style-name="ce1" office:value-type="string">
            <text:p>(0.451)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1">
          <table:table-cell office:value-type="string">
            <text:p>first two=girl</text:p>
          </table:table-cell>
          <table:table-cell office:value-type="string">
            <text:p>&amp;</text:p>
          </table:table-cell>
          <table:table-cell office:value-type="string">
            <text:p>3.380**</text:p>
          </table:table-cell>
          <table:table-cell office:value-type="string">
            <text:p>&amp;</text:p>
          </table:table-cell>
          <table:table-cell office:value-type="float" office:value="0.96">
            <text:p>0.96</text:p>
          </table:table-cell>
          <table:table-cell office:value-type="string">
            <text:p>&amp;</text:p>
          </table:table-cell>
          <table:table-cell office:value-type="string">
            <text:p>7.901**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1.169)</text:p>
          </table:table-cell>
          <table:table-cell office:value-type="string">
            <text:p>&amp;</text:p>
          </table:table-cell>
          <table:table-cell table:style-name="ce1" office:value-type="string">
            <text:p>(0.712)</text:p>
          </table:table-cell>
          <table:table-cell office:value-type="string">
            <text:p>&amp;</text:p>
          </table:table-cell>
          <table:table-cell table:style-name="ce1" office:value-type="string">
            <text:p>(0.677)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1">
          <table:table-cell office:value-type="string">
            <text:p>first three=girl</text:p>
          </table:table-cell>
          <table:table-cell office:value-type="string">
            <text:p>&amp;</text:p>
          </table:table-cell>
          <table:table-cell office:value-type="float" office:value="2.402">
            <text:p>2.402</text:p>
          </table:table-cell>
          <table:table-cell office:value-type="string">
            <text:p>&amp;</text:p>
          </table:table-cell>
          <table:table-cell office:value-type="float" office:value="1.198">
            <text:p>1.198</text:p>
          </table:table-cell>
          <table:table-cell office:value-type="string">
            <text:p>&amp;</text:p>
          </table:table-cell>
          <table:table-cell office:value-type="string">
            <text:p>12.069**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1.885)</text:p>
          </table:table-cell>
          <table:table-cell office:value-type="string">
            <text:p>&amp;</text:p>
          </table:table-cell>
          <table:table-cell table:style-name="ce1" office:value-type="string">
            <text:p>(1.162)</text:p>
          </table:table-cell>
          <table:table-cell office:value-type="string">
            <text:p>&amp;</text:p>
          </table:table-cell>
          <table:table-cell table:style-name="ce1" office:value-type="string">
            <text:p>(1.256)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1">
          <table:table-cell office:value-type="string">
            <text:p>percentage girls</text:p>
          </table:table-cell>
          <table:table-cell office:value-type="string">
            <text:p>&amp;</text:p>
          </table:table-cell>
          <table:table-cell office:value-type="string">
            <text:p>3.627**</text:p>
          </table:table-cell>
          <table:table-cell office:value-type="string">
            <text:p>&amp;</text:p>
          </table:table-cell>
          <table:table-cell office:value-type="string">
            <text:p>1.382**</text:p>
          </table:table-cell>
          <table:table-cell office:value-type="string">
            <text:p>&amp;</text:p>
          </table:table-cell>
          <table:table-cell office:value-type="string">
            <text:p>5.672**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0.773)</text:p>
          </table:table-cell>
          <table:table-cell office:value-type="string">
            <text:p>&amp;</text:p>
          </table:table-cell>
          <table:table-cell table:style-name="ce1" office:value-type="string">
            <text:p>(0.466)</text:p>
          </table:table-cell>
          <table:table-cell office:value-type="string">
            <text:p>&amp;</text:p>
          </table:table-cell>
          <table:table-cell table:style-name="ce1" office:value-type="string">
            <text:p>(0.450)</text:p>
          </table:table-cell>
          <table:table-cell office:value-type="string">
            <text:p>\\</text:p>
          </table:table-cell>
          <table:table-cell table:number-columns-repeated="6"/>
        </table:table-row>
        <table:table-row table:style-name="ro3" table:number-rows-repeated="3">
          <table:table-cell table:number-columns-repeated="14"/>
        </table:table-row>
        <table:table-row table:style-name="ro2">
          <table:table-cell/>
          <table:table-cell office:value-type="string">
            <text:p>&amp;</text:p>
          </table:table-cell>
          <table:table-cell office:value-type="string">
            <text:p>maize yield</text:p>
          </table:table-cell>
          <table:table-cell office:value-type="string">
            <text:p>&amp;</text:p>
          </table:table-cell>
          <table:table-cell office:value-type="string">
            <text:p>beans yield</text:p>
          </table:table-cell>
          <table:table-cell office:value-type="string">
            <text:p>&amp;</text:p>
          </table:table-cell>
          <table:table-cell office:value-type="string">
            <text:p>sw potatoes</text:p>
          </table:table-cell>
          <table:table-cell office:value-type="string">
            <text:p>&amp;</text:p>
          </table:table-cell>
          <table:table-cell office:value-type="string">
            <text:p>cassava yield</text:p>
          </table:table-cell>
          <table:table-cell office:value-type="string">
            <text:p>&amp;</text:p>
          </table:table-cell>
          <table:table-cell office:value-type="string">
            <text:p>matooke yield</text:p>
          </table:table-cell>
          <table:table-cell office:value-type="string">
            <text:p>&amp;</text:p>
          </table:table-cell>
          <table:table-cell office:value-type="string">
            <text:p>yield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ols</text:p>
          </table:table-cell>
          <table:table-cell office:value-type="string">
            <text:p>&amp;</text:p>
          </table:table-cell>
          <table:table-cell office:value-type="float" office:value="12.019">
            <text:p>12.019</text:p>
          </table:table-cell>
          <table:table-cell office:value-type="string">
            <text:p>&amp;</text:p>
          </table:table-cell>
          <table:table-cell office:value-type="float" office:value="17.419">
            <text:p>17.419</text:p>
          </table:table-cell>
          <table:table-cell office:value-type="string">
            <text:p>&amp;</text:p>
          </table:table-cell>
          <table:table-cell office:value-type="string">
            <text:p>44.541**</text:p>
          </table:table-cell>
          <table:table-cell office:value-type="string">
            <text:p>&amp;</text:p>
          </table:table-cell>
          <table:table-cell table:style-name="ce1" office:value-type="string">
            <text:p>70.345+</text:p>
          </table:table-cell>
          <table:table-cell office:value-type="string">
            <text:p>&amp;</text:p>
          </table:table-cell>
          <table:table-cell office:value-type="float" office:value="55.973">
            <text:p>55.973</text:p>
          </table:table-cell>
          <table:table-cell office:value-type="string">
            <text:p>&amp;</text:p>
          </table:table-cell>
          <table:table-cell office:value-type="string">
            <text:p>7137.670**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16.581)</text:p>
          </table:table-cell>
          <table:table-cell office:value-type="string">
            <text:p>&amp;</text:p>
          </table:table-cell>
          <table:table-cell table:style-name="ce1" office:value-type="string">
            <text:p>(13.268)</text:p>
          </table:table-cell>
          <table:table-cell office:value-type="string">
            <text:p>&amp;</text:p>
          </table:table-cell>
          <table:table-cell table:style-name="ce1" office:value-type="string">
            <text:p>(11.664)</text:p>
          </table:table-cell>
          <table:table-cell office:value-type="string">
            <text:p>&amp;</text:p>
          </table:table-cell>
          <table:table-cell table:style-name="ce1" office:value-type="string">
            <text:p>(39.482)</text:p>
          </table:table-cell>
          <table:table-cell office:value-type="string">
            <text:p>&amp;</text:p>
          </table:table-cell>
          <table:table-cell table:style-name="ce1" office:value-type="string">
            <text:p>(59.045)</text:p>
          </table:table-cell>
          <table:table-cell office:value-type="string">
            <text:p>&amp;</text:p>
          </table:table-cell>
          <table:table-cell table:style-name="ce1" office:value-type="string">
            <text:p>(2277.122)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fist=girl</text:p>
          </table:table-cell>
          <table:table-cell office:value-type="string">
            <text:p>&amp;</text:p>
          </table:table-cell>
          <table:table-cell office:value-type="float" office:value="-0.356">
            <text:p>-0.356</text:p>
          </table:table-cell>
          <table:table-cell office:value-type="string">
            <text:p>&amp;</text:p>
          </table:table-cell>
          <table:table-cell table:style-name="ce1" office:value-type="string">
            <text:p>28.471+</text:p>
          </table:table-cell>
          <table:table-cell office:value-type="string">
            <text:p>&amp;</text:p>
          </table:table-cell>
          <table:table-cell office:value-type="string">
            <text:p>131.191**</text:p>
          </table:table-cell>
          <table:table-cell office:value-type="string">
            <text:p>&amp;</text:p>
          </table:table-cell>
          <table:table-cell office:value-type="float" office:value="75.146">
            <text:p>75.146</text:p>
          </table:table-cell>
          <table:table-cell office:value-type="string">
            <text:p>&amp;</text:p>
          </table:table-cell>
          <table:table-cell office:value-type="float" office:value="99.876">
            <text:p>99.876</text:p>
          </table:table-cell>
          <table:table-cell office:value-type="string">
            <text:p>&amp;</text:p>
          </table:table-cell>
          <table:table-cell office:value-type="string">
            <text:p>11023.616**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20.332)</text:p>
          </table:table-cell>
          <table:table-cell office:value-type="string">
            <text:p>&amp;</text:p>
          </table:table-cell>
          <table:table-cell table:style-name="ce1" office:value-type="string">
            <text:p>(17.257)</text:p>
          </table:table-cell>
          <table:table-cell office:value-type="string">
            <text:p>&amp;</text:p>
          </table:table-cell>
          <table:table-cell table:style-name="ce1" office:value-type="string">
            <text:p>(50.453)</text:p>
          </table:table-cell>
          <table:table-cell office:value-type="string">
            <text:p>&amp;</text:p>
          </table:table-cell>
          <table:table-cell table:style-name="ce1" office:value-type="string">
            <text:p>(49.622)</text:p>
          </table:table-cell>
          <table:table-cell office:value-type="string">
            <text:p>&amp;</text:p>
          </table:table-cell>
          <table:table-cell table:style-name="ce1" office:value-type="string">
            <text:p>(69.921)</text:p>
          </table:table-cell>
          <table:table-cell office:value-type="string">
            <text:p>&amp;</text:p>
          </table:table-cell>
          <table:table-cell table:style-name="ce1" office:value-type="string">
            <text:p>(3104.657)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first two=girl</text:p>
          </table:table-cell>
          <table:table-cell office:value-type="string">
            <text:p>&amp;</text:p>
          </table:table-cell>
          <table:table-cell office:value-type="float" office:value="6.91">
            <text:p>6.91</text:p>
          </table:table-cell>
          <table:table-cell office:value-type="string">
            <text:p>&amp;</text:p>
          </table:table-cell>
          <table:table-cell table:style-name="ce1" office:value-type="string">
            <text:p>45.884+</text:p>
          </table:table-cell>
          <table:table-cell office:value-type="string">
            <text:p>&amp;</text:p>
          </table:table-cell>
          <table:table-cell table:style-name="ce1" office:value-type="string">
            <text:p>129.796+</text:p>
          </table:table-cell>
          <table:table-cell office:value-type="string">
            <text:p>&amp;</text:p>
          </table:table-cell>
          <table:table-cell office:value-type="float" office:value="109.374">
            <text:p>109.374</text:p>
          </table:table-cell>
          <table:table-cell office:value-type="string">
            <text:p>&amp;</text:p>
          </table:table-cell>
          <table:table-cell table:style-name="ce1" office:value-type="string">
            <text:p>162.816+</text:p>
          </table:table-cell>
          <table:table-cell office:value-type="string">
            <text:p>&amp;</text:p>
          </table:table-cell>
          <table:table-cell office:value-type="string">
            <text:p>11286.187*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28.236)</text:p>
          </table:table-cell>
          <table:table-cell office:value-type="string">
            <text:p>&amp;</text:p>
          </table:table-cell>
          <table:table-cell table:style-name="ce1" office:value-type="string">
            <text:p>(24.393)</text:p>
          </table:table-cell>
          <table:table-cell office:value-type="string">
            <text:p>&amp;</text:p>
          </table:table-cell>
          <table:table-cell table:style-name="ce1" office:value-type="string">
            <text:p>(67.834)</text:p>
          </table:table-cell>
          <table:table-cell office:value-type="string">
            <text:p>&amp;</text:p>
          </table:table-cell>
          <table:table-cell table:style-name="ce1" office:value-type="string">
            <text:p>(74.868)</text:p>
          </table:table-cell>
          <table:table-cell office:value-type="string">
            <text:p>&amp;</text:p>
          </table:table-cell>
          <table:table-cell table:style-name="ce1" office:value-type="string">
            <text:p>(86.378)</text:p>
          </table:table-cell>
          <table:table-cell office:value-type="string">
            <text:p>&amp;</text:p>
          </table:table-cell>
          <table:table-cell table:style-name="ce1" office:value-type="string">
            <text:p>(4444.512)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first three=girl</text:p>
          </table:table-cell>
          <table:table-cell office:value-type="string">
            <text:p>&amp;</text:p>
          </table:table-cell>
          <table:table-cell office:value-type="float" office:value="-2.464">
            <text:p>-2.464</text:p>
          </table:table-cell>
          <table:table-cell office:value-type="string">
            <text:p>&amp;</text:p>
          </table:table-cell>
          <table:table-cell office:value-type="float" office:value="25.114">
            <text:p>25.114</text:p>
          </table:table-cell>
          <table:table-cell office:value-type="string">
            <text:p>&amp;</text:p>
          </table:table-cell>
          <table:table-cell office:value-type="float" office:value="-30.614">
            <text:p>-30.614</text:p>
          </table:table-cell>
          <table:table-cell office:value-type="string">
            <text:p>&amp;</text:p>
          </table:table-cell>
          <table:table-cell office:value-type="float" office:value="123.246">
            <text:p>123.246</text:p>
          </table:table-cell>
          <table:table-cell office:value-type="string">
            <text:p>&amp;</text:p>
          </table:table-cell>
          <table:table-cell office:value-type="float" office:value="54.888">
            <text:p>54.888</text:p>
          </table:table-cell>
          <table:table-cell office:value-type="string">
            <text:p>&amp;</text:p>
          </table:table-cell>
          <table:table-cell office:value-type="float" office:value="9015.965">
            <text:p>9015.965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52.137)</text:p>
          </table:table-cell>
          <table:table-cell office:value-type="string">
            <text:p>&amp;</text:p>
          </table:table-cell>
          <table:table-cell table:style-name="ce1" office:value-type="string">
            <text:p>(40.509)</text:p>
          </table:table-cell>
          <table:table-cell office:value-type="string">
            <text:p>&amp;</text:p>
          </table:table-cell>
          <table:table-cell table:style-name="ce1" office:value-type="string">
            <text:p>(136.925)</text:p>
          </table:table-cell>
          <table:table-cell office:value-type="string">
            <text:p>&amp;</text:p>
          </table:table-cell>
          <table:table-cell table:style-name="ce1" office:value-type="string">
            <text:p>(109.509)</text:p>
          </table:table-cell>
          <table:table-cell office:value-type="string">
            <text:p>&amp;</text:p>
          </table:table-cell>
          <table:table-cell table:style-name="ce1" office:value-type="string">
            <text:p>(158.322)</text:p>
          </table:table-cell>
          <table:table-cell office:value-type="string">
            <text:p>&amp;</text:p>
          </table:table-cell>
          <table:table-cell table:style-name="ce1" office:value-type="string">
            <text:p>(7574.652)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percentage girls</text:p>
          </table:table-cell>
          <table:table-cell office:value-type="string">
            <text:p>&amp;</text:p>
          </table:table-cell>
          <table:table-cell office:value-type="float" office:value="-0.195">
            <text:p>-0.195</text:p>
          </table:table-cell>
          <table:table-cell office:value-type="string">
            <text:p>&amp;</text:p>
          </table:table-cell>
          <table:table-cell table:style-name="ce1" office:value-type="string">
            <text:p>28.426+</text:p>
          </table:table-cell>
          <table:table-cell office:value-type="string">
            <text:p>&amp;</text:p>
          </table:table-cell>
          <table:table-cell office:value-type="string">
            <text:p>132.793**</text:p>
          </table:table-cell>
          <table:table-cell office:value-type="string">
            <text:p>&amp;</text:p>
          </table:table-cell>
          <table:table-cell office:value-type="float" office:value="73.354">
            <text:p>73.354</text:p>
          </table:table-cell>
          <table:table-cell office:value-type="string">
            <text:p>&amp;</text:p>
          </table:table-cell>
          <table:table-cell office:value-type="float" office:value="99.398">
            <text:p>99.398</text:p>
          </table:table-cell>
          <table:table-cell office:value-type="string">
            <text:p>&amp;</text:p>
          </table:table-cell>
          <table:table-cell office:value-type="string">
            <text:p>11039.970**</text:p>
          </table:table-cell>
          <table:table-cell office:value-type="string">
            <text:p>\\</text:p>
          </table:table-cell>
        </table:table-row>
        <table:table-row table:style-name="ro1">
          <table:table-cell/>
          <table:table-cell office:value-type="string">
            <text:p>&amp;</text:p>
          </table:table-cell>
          <table:table-cell table:style-name="ce1" office:value-type="string">
            <text:p>(20.447)</text:p>
          </table:table-cell>
          <table:table-cell office:value-type="string">
            <text:p>&amp;</text:p>
          </table:table-cell>
          <table:table-cell table:style-name="ce1" office:value-type="string">
            <text:p>(17.198)</text:p>
          </table:table-cell>
          <table:table-cell office:value-type="string">
            <text:p>&amp;</text:p>
          </table:table-cell>
          <table:table-cell table:style-name="ce1" office:value-type="string">
            <text:p>(50.162)</text:p>
          </table:table-cell>
          <table:table-cell office:value-type="string">
            <text:p>&amp;</text:p>
          </table:table-cell>
          <table:table-cell table:style-name="ce1" office:value-type="string">
            <text:p>(49.596)</text:p>
          </table:table-cell>
          <table:table-cell office:value-type="string">
            <text:p>&amp;</text:p>
          </table:table-cell>
          <table:table-cell table:style-name="ce1" office:value-type="string">
            <text:p>(69.855)</text:p>
          </table:table-cell>
          <table:table-cell office:value-type="string">
            <text:p>&amp;</text:p>
          </table:table-cell>
          <table:table-cell table:style-name="ce1" office:value-type="string">
            <text:p>(3103.242)</text:p>
          </table:table-cell>
          <table:table-cell office:value-type="string">
            <text:p>\\</text:p>
          </table:table-cell>
        </table:table-row>
        <table:table-row table:style-name="ro3" table:number-rows-repeated="2">
          <table:table-cell table:number-columns-repeated="1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20:09:56</meta:creation-date>
    <dc:date>2014-01-17T21:30:29</dc:date>
    <meta:editing-duration>PT1H5M23S</meta:editing-duration>
    <meta:editing-cycles>3</meta:editing-cycles>
    <meta:generator>LibreOffice/3.5$Linux_X86_64 LibreOffice_project/350m1$Build-2</meta:generator>
    <meta:document-statistic meta:table-count="3" meta:cell-count="230" meta:object-count="0"/>
  </office:meta>
</office:document-meta>
</file>